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Aspect.toSAX( RendererAspectContext context , Layout layout , PortalService servic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ameAspect.getAspectDescriptions( Object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me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